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8*[.A2]" office:value-type="float" office:value="524288" calcext:value-type="float">
            <text:p>524288</text:p>
          </table:table-cell>
          <table:table-cell office:value-type="float" office:value="0.000450595" calcext:value-type="float">
            <text:p>0.000450595</text:p>
          </table:table-cell>
          <table:table-cell office:value-type="float" office:value="0.000401866" calcext:value-type="float">
            <text:p>0.000401866</text:p>
          </table:table-cell>
          <table:table-cell office:value-type="float" office:value="0.000404076" calcext:value-type="float">
            <text:p>0.000404076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table:formula="of:=8*[.A3]" office:value-type="float" office:value="1048576" calcext:value-type="float">
            <text:p>1048576</text:p>
          </table:table-cell>
          <table:table-cell office:value-type="float" office:value="0.00087672" calcext:value-type="float">
            <text:p>0.00087672</text:p>
          </table:table-cell>
          <table:table-cell office:value-type="float" office:value="0.000799832" calcext:value-type="float">
            <text:p>0.000799832</text:p>
          </table:table-cell>
          <table:table-cell office:value-type="float" office:value="0.000848385" calcext:value-type="float">
            <text:p>0.000848385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formula="of:=8*[.A4]" office:value-type="float" office:value="2097152" calcext:value-type="float">
            <text:p>2097152</text:p>
          </table:table-cell>
          <table:table-cell office:value-type="float" office:value="0.001693571" calcext:value-type="float">
            <text:p>0.001693571</text:p>
          </table:table-cell>
          <table:table-cell office:value-type="float" office:value="0.001714488" calcext:value-type="float">
            <text:p>0.001714488</text:p>
          </table:table-cell>
          <table:table-cell office:value-type="float" office:value="0.001584806" calcext:value-type="float">
            <text:p>0.001584806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table:formula="of:=8*[.A5]" office:value-type="float" office:value="4194304" calcext:value-type="float">
            <text:p>4194304</text:p>
          </table:table-cell>
          <table:table-cell office:value-type="string" calcext:value-type="string">
            <text:p>core dumped</text:p>
          </table:table-cell>
          <table:table-cell office:value-type="float" office:value="0.002577503" calcext:value-type="float">
            <text:p>0.002577503</text:p>
          </table:table-cell>
          <table:table-cell office:value-type="float" office:value="0.00310307" calcext:value-type="float">
            <text:p>0.0031030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formula="of:=8*[.A6]" office:value-type="float" office:value="8388608" calcext:value-type="float">
            <text:p>8388608</text:p>
          </table:table-cell>
          <table:table-cell office:value-type="string" calcext:value-type="string">
            <text:p>core dumped</text:p>
          </table:table-cell>
          <table:table-cell office:value-type="float" office:value="0.006007958" calcext:value-type="float">
            <text:p>0.006007958</text:p>
          </table:table-cell>
          <table:table-cell office:value-type="float" office:value="0.006001755" calcext:value-type="float">
            <text:p>0.006001755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table:formula="of:=8*[.A7]" office:value-type="float" office:value="16777216" calcext:value-type="float">
            <text:p>16777216</text:p>
          </table:table-cell>
          <table:table-cell office:value-type="string" calcext:value-type="string">
            <text:p>core dumped</text:p>
          </table:table-cell>
          <table:table-cell office:value-type="float" office:value="0.011682603" calcext:value-type="float">
            <text:p>0.011682603</text:p>
          </table:table-cell>
          <table:table-cell office:value-type="float" office:value="0.011887443" calcext:value-type="float">
            <text:p>0.01188744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formula="of:=8*[.A8]" office:value-type="float" office:value="33554432" calcext:value-type="float">
            <text:p>33554432</text:p>
          </table:table-cell>
          <table:table-cell office:value-type="string" calcext:value-type="string">
            <text:p>core dumped</text:p>
          </table:table-cell>
          <table:table-cell office:value-type="float" office:value="0.023199272" calcext:value-type="float">
            <text:p>0.023199272</text:p>
          </table:table-cell>
          <table:table-cell office:value-type="float" office:value="0.024398431" calcext:value-type="float">
            <text:p>0.024398431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formula="of:=8*[.A9]" office:value-type="float" office:value="67108864" calcext:value-type="float">
            <text:p>67108864</text:p>
          </table:table-cell>
          <table:table-cell office:value-type="string" calcext:value-type="string">
            <text:p>core dumped</text:p>
          </table:table-cell>
          <table:table-cell office:value-type="float" office:value="0.046587205" calcext:value-type="float">
            <text:p>0.046587205</text:p>
          </table:table-cell>
          <table:table-cell office:value-type="float" office:value="0.04686149" calcext:value-type="float">
            <text:p>0.04686149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formula="of:=8*[.A10]" office:value-type="float" office:value="134217728" calcext:value-type="float">
            <text:p>134217728</text:p>
          </table:table-cell>
          <table:table-cell office:value-type="string" calcext:value-type="string">
            <text:p>core dumped</text:p>
          </table:table-cell>
          <table:table-cell office:value-type="float" office:value="0.094551835" calcext:value-type="float">
            <text:p>0.094551835</text:p>
          </table:table-cell>
          <table:table-cell office:value-type="float" office:value="0.094826334" calcext:value-type="float">
            <text:p>0.094826334</text:p>
          </table:table-cell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table:formula="of:=8*[.A11]" office:value-type="float" office:value="268435456" calcext:value-type="float">
            <text:p>268435456</text:p>
          </table:table-cell>
          <table:table-cell office:value-type="string" calcext:value-type="string">
            <text:p>core dumped</text:p>
          </table:table-cell>
          <table:table-cell office:value-type="float" office:value="0.187311794" calcext:value-type="float">
            <text:p>0.187311794</text:p>
          </table:table-cell>
          <table:table-cell office:value-type="float" office:value="0.17701774" calcext:value-type="float">
            <text:p>0.17701774</text:p>
          </table:table-cell>
        </table:table-row>
        <table:table-row table:style-name="ro2">
          <table:table-cell table:style-name="ce3" office:value-type="float" office:value="67108864" calcext:value-type="float">
            <text:p>67108864</text:p>
          </table:table-cell>
          <table:table-cell table:formula="of:=8*[.A12]" office:value-type="float" office:value="536870912" calcext:value-type="float">
            <text:p>536870912</text:p>
          </table:table-cell>
          <table:table-cell office:value-type="string" calcext:value-type="string">
            <text:p>core dumped</text:p>
          </table:table-cell>
          <table:table-cell table:style-name="ce5" office:value-type="float" office:value="0.186075732" calcext:value-type="float">
            <text:p>0.186075732</text:p>
          </table:table-cell>
          <table:table-cell table:style-name="ce5" office:value-type="float" office:value="0.370563364" calcext:value-type="float">
            <text:p>0.370563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6:23:07.748399071</meta:creation-date>
    <dc:date>2018-02-22T17:17:07.573852439</dc:date>
    <meta:editing-duration>PT3M6S</meta:editing-duration>
    <meta:editing-cycles>1</meta:editing-cycles>
    <meta:document-statistic meta:table-count="1" meta:cell-count="60" meta:object-count="0"/>
    <meta:generator>LibreOffice/5.4.2.2$Linux_X86_64 LibreOffice_project/40m0$Build-2</meta:generator>
  </office:meta>
</office:document-meta>
</file>